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Source Code Pro" svg:font-family="'Source Code Pro'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>
      <style:text-properties fo:color="#000080" style:font-name="DejaVu Sans Mono" fo:font-size="9pt" fo:font-weight="bold"/>
    </style:style>
    <style:style style:name="P4" style:family="paragraph" style:parent-style-name="Preformatted_20_Text">
      <style:text-properties fo:font-size="9pt" style:font-size-asian="9pt" style:font-size-complex="9pt"/>
    </style:style>
    <style:style style:name="P5" style:family="paragraph" style:parent-style-name="Preformatted_20_Text">
      <style:text-properties fo:font-size="9pt" fo:font-weight="bold" officeooo:rsid="001e055d" officeooo:paragraph-rsid="001e055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font-size="9pt" fo:font-weight="bold" officeooo:rsid="0020db46" officeooo:paragraph-rsid="0020db46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font-size="9pt" fo:font-weight="bold" officeooo:rsid="0022c4f3" officeooo:paragraph-rsid="0022c4f3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9pt" fo:font-weight="normal" officeooo:rsid="001e055d" officeooo:paragraph-rsid="001e055d" style:font-size-asian="9pt" style:font-weight-asian="normal" style:font-size-complex="9pt" style:font-weight-complex="normal"/>
    </style:style>
    <style:style style:name="P9" style:family="paragraph" style:parent-style-name="Preformatted_20_Text">
      <style:text-properties fo:font-size="9pt" fo:font-weight="normal" officeooo:rsid="001f4413" officeooo:paragraph-rsid="001f4413" style:font-size-asian="9pt" style:font-weight-asian="normal" style:font-size-complex="9pt" style:font-weight-complex="normal"/>
    </style:style>
    <style:style style:name="P10" style:family="paragraph" style:parent-style-name="Preformatted_20_Text">
      <style:text-properties fo:font-size="9pt" fo:font-weight="normal" officeooo:rsid="0020db46" officeooo:paragraph-rsid="0020db46" style:font-size-asian="9pt" style:font-weight-asian="normal" style:font-size-complex="9pt" style:font-weight-complex="normal"/>
    </style:style>
    <style:style style:name="P11" style:family="paragraph" style:parent-style-name="Preformatted_20_Text">
      <style:text-properties officeooo:paragraph-rsid="001e055d"/>
    </style:style>
    <style:style style:name="P12" style:family="paragraph" style:parent-style-name="Preformatted_20_Text">
      <style:text-properties fo:font-weight="bold" officeooo:rsid="001f4413" officeooo:paragraph-rsid="001f4413" style:font-weight-asian="bold" style:font-weight-complex="bold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b2950"/>
    </style:style>
    <style:style style:name="P15" style:family="paragraph" style:parent-style-name="Preformatted_20_Text" style:master-page-name="MP0">
      <style:paragraph-properties style:page-number="auto" fo:break-before="page"/>
      <style:text-properties fo:color="#000000" style:font-name="DejaVu Sans Mono" fo:font-size="9pt" style:font-size-asian="9pt" style:font-size-complex="9pt"/>
    </style:style>
    <style:style style:name="P16" style:family="paragraph" style:parent-style-name="Preformatted_20_Text">
      <style:text-properties fo:font-size="9pt" fo:font-weight="normal" officeooo:rsid="0020db46" officeooo:paragraph-rsid="0020db46" style:font-size-asian="9pt" style:font-weight-asian="normal" style:font-size-complex="9pt" style:font-weight-complex="normal"/>
    </style:style>
    <style:style style:name="P17" style:family="paragraph" style:parent-style-name="Preformatted_20_Text">
      <style:text-properties fo:font-size="9pt" fo:font-weight="normal" officeooo:rsid="0024cd6a" officeooo:paragraph-rsid="0024cd6a" style:font-size-asian="9pt" style:font-weight-asian="normal" style:font-size-complex="9pt" style:font-weight-complex="normal"/>
    </style:style>
    <style:style style:name="P18" style:family="paragraph" style:parent-style-name="Preformatted_20_Text">
      <style:text-properties fo:font-size="9pt" fo:font-weight="normal" officeooo:rsid="00251203" officeooo:paragraph-rsid="00251203" style:font-size-asian="9pt" style:font-weight-asian="normal" style:font-size-complex="9pt" style:font-weight-complex="normal"/>
    </style:style>
    <style:style style:name="P19" style:family="paragraph" style:parent-style-name="Preformatted_20_Text">
      <style:text-properties fo:font-size="9pt" fo:font-weight="bold" officeooo:rsid="0024cd6a" officeooo:paragraph-rsid="0024cd6a" style:font-size-asian="9pt" style:font-weight-asian="bold" style:font-size-complex="9pt" style:font-weight-complex="bold"/>
    </style:style>
    <style:style style:name="P20" style:family="paragraph" style:parent-style-name="Preformatted_20_Text">
      <style:text-properties fo:font-size="9pt" fo:font-weight="bold" officeooo:rsid="00251203" officeooo:paragraph-rsid="00251203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e055d" style:font-size-asian="9pt" style:font-size-complex="9pt"/>
    </style:style>
    <style:style style:name="T3" style:family="text">
      <style:text-properties fo:font-size="9pt" officeooo:rsid="001f70a3" style:font-size-asian="9pt" style:font-size-complex="9pt"/>
    </style:style>
    <style:style style:name="T4" style:family="text">
      <style:text-properties fo:font-size="9pt" fo:font-weight="bold" officeooo:rsid="001e055d" style:font-size-asian="9pt" style:font-weight-asian="bold" style:font-size-complex="9pt" style:font-weight-complex="bold"/>
    </style:style>
    <style:style style:name="T5" style:family="text">
      <style:text-properties fo:font-size="9pt" fo:font-weight="normal" officeooo:rsid="001e055d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1f4413" style:font-size-asian="9pt" style:font-weight-asian="normal" style:font-size-complex="9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055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style:font-name="DejaVu Sans Mono" fo:font-size="9pt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weight="bold"/>
    </style:style>
    <style:style style:name="T19" style:family="text">
      <style:text-properties fo:font-style="italic"/>
    </style:style>
    <style:style style:name="T20" style:family="text">
      <style:text-properties fo:color="#808080" fo:font-style="italic"/>
    </style:style>
    <style:style style:name="T21" style:family="text">
      <style:text-properties officeooo:rsid="001f4413"/>
    </style:style>
    <style:style style:name="T22" style:family="text">
      <style:text-properties fo:font-variant="normal" fo:text-transform="none" fo:color="#f4f4f4" style:font-name="Source Code Pro" fo:font-size="9.75pt" fo:letter-spacing="normal" fo:font-style="normal" fo:background-color="transparent" loext:char-shading-value="0" loext:padding="0in" loext:border="none"/>
    </style:style>
    <style:style style:name="T23" style:family="text">
      <style:text-properties fo:font-variant="normal" fo:text-transform="none" style:font-name="Source Code Pro" fo:font-size="9.75pt" fo:letter-spacing="normal" fo:font-style="normal" fo:background-color="transparent" loext:char-shading-value="0" loext:padding="0in" loext:border="none"/>
    </style:style>
    <style:style style:name="T24" style:family="text">
      <style:text-properties fo:font-variant="normal" fo:text-transform="none" fo:color="#000000" style:font-name="Source Code Pro" fo:font-size="9.75pt" fo:letter-spacing="normal" fo:font-style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0">CREATE TABLE </text:span>infoshareacademy;</text:p>
      <text:p text:style-name="P3"/>
      <text:p text:style-name="P2"><text:span text:style-name="T10">USE </text:span>infoshareacademy;</text:p>
      <text:p text:style-name="P3"/>
      <text:p text:style-name="P2"><text:span text:style-name="T10">CREATE TABLE </text:span>studen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name </text:span><text:span text:style-name="T11">VARCHAR</text:span><text:span text:style-name="T12">(</text:span><text:span text:style-name="T16">128</text:span><text:span text:style-name="T12">),</text:span></text:p>
      <text:p text:style-name="P1"><text:s text:c="2"/><text:span text:style-name="T13">surname </text:span><text:span text:style-name="T11">VARCHAR</text:span><text:span text:style-name="T12">(</text:span><text:span text:style-name="T16">128</text:span><text:span text:style-name="T12">));</text:span></text:p>
      <text:p text:style-name="P3"/>
      <text:p text:style-name="P2"><text:span text:style-name="T10">SHOW TABLES</text:span>;</text:p>
      <text:p text:style-name="P3"/>
      <text:p text:style-name="P2"><text:span text:style-name="T10">SHOW COLUMNS FROM </text:span>students;</text:p>
      <text:p text:style-name="P3"/>
      <text:p text:style-name="P2"><text:span text:style-name="T10">INSERT INTO </text:span>students (<text:span text:style-name="T14">id</text:span>, <text:span text:style-name="T14">name</text:span>, <text:span text:style-name="T14">surname</text:span>) <text:span text:style-name="T10">VALUES</text:span></text:p>
      <text:p text:style-name="P1"><text:span text:style-name="T9"><text:s text:c="2"/></text:span><text:span text:style-name="T12">(</text:span><text:span text:style-name="T16">1</text:span><text:span text:style-name="T12">, </text:span><text:span text:style-name="T17">'Adam'</text:span><text:span text:style-name="T12">, </text:span><text:span text:style-name="T17">'Smakulski'</text:span><text:span text:style-name="T12">),</text:span></text:p>
      <text:p text:style-name="P1"><text:s text:c="2"/><text:span text:style-name="T12">(</text:span><text:span text:style-name="T16">2</text:span><text:span text:style-name="T12">, </text:span><text:span text:style-name="T17">'Ela'</text:span><text:span text:style-name="T12">, </text:span><text:span text:style-name="T17">'Dolna'</text:span><text:span text:style-name="T12">)</text:span></text:p>
      <text:p text:style-name="P1"><text:s text:c="2"/><text:span text:style-name="T12">(</text:span><text:span text:style-name="T16">3</text:span><text:span text:style-name="T12">, </text:span><text:span text:style-name="T17">'Adam'</text:span><text:span text:style-name="T12">, </text:span><text:span text:style-name="T17">'Glowicki'</text:span><text:span text:style-name="T12">);</text:span></text:p>
      <text:p text:style-name="P3"/>
      <text:p text:style-name="P2"><text:span text:style-name="T10">SELECT </text:span><text:span text:style-name="T19">* </text:span><text:span text:style-name="T10">FROM </text:span>students;</text:p>
      <text:p text:style-name="P3"/>
      <text:p text:style-name="P2"><text:span text:style-name="T10">CREATE TABLE </text:span>course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technology_name </text:span><text:span text:style-name="T11">VARCHAR</text:span><text:span text:style-name="T12">(</text:span><text:span text:style-name="T16">128</text:span><text:span text:style-name="T12">) </text:span><text:span text:style-name="T11">UNICODE</text:span><text:span text:style-name="T12">,</text:span></text:p>
      <text:p text:style-name="P1"><text:s text:c="2"/><text:span text:style-name="T13">price </text:span><text:span text:style-name="T11">DOUBLE DEFAULT </text:span><text:span text:style-name="T16">9000.0</text:span><text:span text:style-name="T12">,</text:span></text:p>
      <text:p text:style-name="P1"><text:s text:c="2"/><text:span text:style-name="T13">discount </text:span><text:span text:style-name="T11">SMALLINT</text:span><text:span text:style-name="T12">,</text:span></text:p>
      <text:p text:style-name="P1"><text:s text:c="2"/><text:span text:style-name="T13">capacity </text:span><text:span text:style-name="T11">INT</text:span><text:span text:style-name="T12">);</text:span></text:p>
      <text:p text:style-name="P3"/>
      <text:p text:style-name="P2"><text:span text:style-name="T10">SHOW COLUMNS FROM </text:span>courses;</text:p>
      <text:p text:style-name="P3"/>
      <text:p text:style-name="P2"><text:span text:style-name="T10">INSERT INTO </text:span>courses (<text:span text:style-name="T14">technology_name</text:span>, <text:span text:style-name="T14">price</text:span>, <text:span text:style-name="T14">discount</text:span>, <text:span text:style-name="T14">capacity</text:span>) <text:span text:style-name="T10">VALUES</text:span></text:p>
      <text:p text:style-name="P1"><text:span text:style-name="T9"><text:s text:c="2"/></text:span><text:span text:style-name="T12">(</text:span><text:span text:style-name="T17">'Java'</text:span><text:span text:style-name="T12">, </text:span><text:span text:style-name="T16">10000.0</text:span><text:span text:style-name="T12">, </text:span><text:span text:style-name="T16">20</text:span><text:span text:style-name="T12">, </text:span><text:span text:style-name="T16">15</text:span><text:span text:style-name="T12">),</text:span></text:p>
      <text:p text:style-name="P1"><text:s text:c="2"/><text:span text:style-name="T12">(</text:span><text:span text:style-name="T17">'Java Script'</text:span><text:span text:style-name="T12">, </text:span><text:span text:style-name="T16">8500.0</text:span><text:span text:style-name="T12">, </text:span><text:span text:style-name="T16">15</text:span><text:span text:style-name="T12">, </text:span><text:span text:style-name="T16">10</text:span><text:span text:style-name="T12">),</text:span></text:p>
      <text:p text:style-name="P1"><text:s text:c="2"/><text:span text:style-name="T12">(</text:span><text:span text:style-name="T17">'SQL'</text:span><text:span text:style-name="T12">, </text:span><text:span text:style-name="T16">6000.0</text:span><text:span text:style-name="T12">, </text:span><text:span text:style-name="T16">15</text:span><text:span text:style-name="T12">, </text:span><text:span text:style-name="T16">10</text:span><text:span text:style-name="T12">);</text:span></text:p>
      <text:p text:style-name="P3"/>
      <text:p text:style-name="P2"><text:span text:style-name="T10">ALTER TABLE </text:span>courses <text:span text:style-name="T10">MODIFY </text:span><text:span text:style-name="T14">capacity </text:span><text:span text:style-name="T10">SMALLINT</text:span>;</text:p>
      <text:p text:style-name="P3"/>
      <text:p text:style-name="P2"><text:span text:style-name="T10">SELECT </text:span><text:span text:style-name="T19">* </text:span><text:span text:style-name="T10">FROM </text:span>courses;</text:p>
      <text:p text:style-name="P2"><text:span text:style-name="T10">SELECT </text:span><text:span text:style-name="T19">* </text:span><text:span text:style-name="T10">FROM </text:span>courses <text:span text:style-name="T10">LIMIT </text:span><text:span text:style-name="T15">2</text:span>;</text:p>
      <text:p text:style-name="P2"><text:span text:style-name="T10">SELECT </text:span><text:span text:style-name="T19">* </text:span><text:span text:style-name="T10">FROM </text:span>courses <text:span text:style-name="T10">LIMIT </text:span><text:span text:style-name="T15">2 </text:span><text:span text:style-name="T10">OFFSET </text:span><text:span text:style-name="T15">2 </text:span><text:span text:style-name="T20"># ile wierszy pomijam;</text:span>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technology_name </text:span><text:span text:style-name="T10">LIKE </text:span><text:span text:style-name="T19">upper</text:span>(<text:span text:style-name="T18">'Jav_'</text:span>);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price </text:span>&lt;= <text:span text:style-name="T15">8500 </text:span><text:span text:style-name="T10">AND </text:span><text:span text:style-name="T14">technology_name </text:span>= <text:span text:style-name="T18">'SQL'</text:span>;</text:p>
      <text:p text:style-name="P2"><text:span text:style-name="T10">SELECT </text:span><text:span text:style-name="T19">* </text:span><text:span text:style-name="T10">FROM </text:span>courses <text:span text:style-name="T10">WHERE </text:span><text:span text:style-name="T14">price </text:span>&gt;= <text:span text:style-name="T15">8500 </text:span><text:span text:style-name="T10">AND </text:span><text:span text:style-name="T14">technology_name </text:span><text:span text:style-name="T10">LIKE </text:span><text:span text:style-name="T18">'Java%'</text:span>;</text:p>
      <text:p text:style-name="P3"/>
      <text:p text:style-name="P2"><text:span text:style-name="T10">SELECT </text:span><text:span text:style-name="T19">* </text:span><text:span text:style-name="T10">from </text:span>students;</text:p>
      <text:p text:style-name="P3"/>
      <text:p text:style-name="P2"><text:span text:style-name="T10">ALTER TABLE </text:span>students <text:span text:style-name="T10">ADD COLUMN </text:span><text:span text:style-name="T14">age </text:span><text:span text:style-name="T10">SMALLINT DEFAULT </text:span><text:span text:style-name="T15">0</text:span>;</text:p>
      <text:p text:style-name="P3"/>
      <text:p text:style-name="P2"><text:span text:style-name="T10">UPDATE </text:span>students</text:p>
      <text:p text:style-name="P2"><text:span text:style-name="T10">SET </text:span><text:span text:style-name="T14">age </text:span>= <text:span text:style-name="T15">30</text:span></text:p>
      <text:p text:style-name="P2"><text:span text:style-name="T10">WHERE </text:span><text:span text:style-name="T14">id </text:span>= <text:span text:style-name="T15">3</text:span>;</text:p>
      <text:p text:style-name="P2"><text:span text:style-name="T10">SELECT </text:span><text:span text:style-name="T19">* </text:span><text:span text:style-name="T10">FROM </text:span>students <text:span text:style-name="T10">ORDER BY </text:span><text:span text:style-name="T14">age </text:span><text:span text:style-name="T10">DESC</text:span>;</text:p>
      <text:p text:style-name="P2"><text:span text:style-name="T10">CREATE TABLE </text:span>registration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course_id </text:span><text:span text:style-name="T11">INT</text:span><text:span text:style-name="T12">,</text:span></text:p>
      <text:p text:style-name="P1"><text:s text:c="2"/><text:span text:style-name="T13">student_id </text:span><text:span text:style-name="T11">INT</text:span><text:span text:style-name="T12">,</text:span></text:p>
      <text:p text:style-name="P1"><text:s text:c="2"/><text:span text:style-name="T13">started_at </text:span><text:span text:style-name="T11">DATETIME</text:span><text:span text:style-name="T12">,</text:span></text:p>
      <text:p text:style-name="P1"><text:s text:c="2"/><text:span text:style-name="T13">finished_at </text:span><text:span text:style-name="T11">DATETIME</text:span><text:span text:style-name="T12">,</text:span></text:p>
      <text:p text:style-name="P1"><text:s text:c="2"/><text:span text:style-name="T11">FOREIGN KEY </text:span><text:span text:style-name="T12">(</text:span><text:span text:style-name="T13">course_id</text:span><text:span text:style-name="T12">) </text:span><text:span text:style-name="T11">REFERENCES </text:span><text:span text:style-name="T12">courses(</text:span><text:span text:style-name="T13">id</text:span><text:span text:style-name="T12">),</text:span></text:p>
      <text:p text:style-name="P1"><text:s text:c="2"/><text:span text:style-name="T11">FOREIGN KEY </text:span><text:span text:style-name="T12">(</text:span><text:span text:style-name="T13">student_id</text:span><text:span text:style-name="T12">) </text:span><text:span text:style-name="T11">REFERENCES </text:span><text:span text:style-name="T12">students(</text:span><text:span text:style-name="T13">id</text:span><text:span text:style-name="T12">));</text:span></text:p>
      <text:p text:style-name="P3"/>
      <text:p text:style-name="P2"><text:span text:style-name="T10">INSERT INTO </text:span>registrations <text:span text:style-name="T10">VALUES </text:span>(<text:span text:style-name="T10">NULL</text:span>, <text:span text:style-name="T15">1</text:span>, <text:span text:style-name="T15">2</text:span>, <text:span text:style-name="T19">now</text:span>(), <text:span text:style-name="T10">NULL </text:span>);</text:p>
      <text:p text:style-name="P3"/>
      <text:p text:style-name="P2"><text:span text:style-name="T10">SELECT </text:span><text:span text:style-name="T19">* </text:span><text:span text:style-name="T10">from </text:span>registrations;</text:p>
      <text:p text:style-name="P3"/>
      <text:p text:style-name="P2"><text:span text:style-name="T10">SELECT </text:span><text:span text:style-name="T19">* </text:span><text:span text:style-name="T10">FROM </text:span>courses <text:span text:style-name="T10">WHERE </text:span><text:span text:style-name="T14">id </text:span>= <text:span text:style-name="T15">1</text:span>;</text:p>
      <text:p text:style-name="P3"/>
      <text:p text:style-name="P2"><text:span text:style-name="T10">DELETE FROM </text:span>courses <text:span text:style-name="T10">WHERE </text:span><text:span text:style-name="T14">id </text:span>= <text:span text:style-name="T15">1</text:span>;</text:p>
      <text:p text:style-name="P2"><text:soft-page-break/><text:span text:style-name="T10">CREATE CREATE TABLE </text:span>projec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name </text:span><text:span text:style-name="T11">VARCHAR</text:span><text:span text:style-name="T12">(</text:span><text:span text:style-name="T16">128</text:span><text:span text:style-name="T12">),</text:span></text:p>
      <text:p text:style-name="P1"><text:s text:c="2"/><text:span text:style-name="T13">description </text:span><text:span text:style-name="T11">VARCHAR</text:span><text:span text:style-name="T12">(</text:span><text:span text:style-name="T16">256</text:span><text:span text:style-name="T12">));</text:span></text:p>
      <text:p text:style-name="P3"/>
      <text:p text:style-name="P2"><text:span text:style-name="T10">INSERT INTO </text:span>projects <text:s/>(<text:span text:style-name="T14">name</text:span>, <text:span text:style-name="T14">description</text:span>) <text:span text:style-name="T10">VALUES</text:span></text:p>
      <text:p text:style-name="P1"><text:span text:style-name="T9"><text:s text:c="2"/></text:span><text:span text:style-name="T12">(</text:span><text:span text:style-name="T17">'currency-manager'</text:span><text:span text:style-name="T12">, </text:span><text:span text:style-name="T17">'projekt traktujacy o walutach'</text:span><text:span text:style-name="T12">),</text:span></text:p>
      <text:p text:style-name="P1"><text:s text:c="2"/><text:span text:style-name="T12">(</text:span><text:span text:style-name="T17">'delegations'</text:span><text:span text:style-name="T12">, </text:span><text:span text:style-name="T17">'projekt traktujacy o delegacjach'</text:span><text:span text:style-name="T12">);</text:span></text:p>
      <text:p text:style-name="P3"/>
      <text:p text:style-name="P2"><text:span text:style-name="T10">CREATE TABLE </text:span>projects_assignments (</text:p>
      <text:p text:style-name="P1"><text:s text:c="2"/><text:span text:style-name="T13">id </text:span><text:span text:style-name="T11">INT PRIMARY KEY AUTO_INCREMENT</text:span><text:span text:style-name="T12">,</text:span></text:p>
      <text:p text:style-name="P1"><text:s text:c="2"/><text:span text:style-name="T13">project_id </text:span><text:span text:style-name="T11">INT</text:span><text:span text:style-name="T12">,</text:span></text:p>
      <text:p text:style-name="P1"><text:s text:c="2"/><text:span text:style-name="T13">student_id </text:span><text:span text:style-name="T11">INT</text:span><text:span text:style-name="T12">,</text:span></text:p>
      <text:p text:style-name="P1"><text:s text:c="2"/><text:span text:style-name="T11">FOREIGN KEY </text:span><text:span text:style-name="T12">(</text:span><text:span text:style-name="T13">project_id</text:span><text:span text:style-name="T12">) </text:span><text:span text:style-name="T11">REFERENCES </text:span><text:span text:style-name="T12">projects(</text:span><text:span text:style-name="T13">id</text:span><text:span text:style-name="T12">),</text:span></text:p>
      <text:p text:style-name="P1"><text:s text:c="2"/><text:span text:style-name="T11">FOREIGN KEY </text:span><text:span text:style-name="T12">(</text:span><text:span text:style-name="T13">student_id</text:span><text:span text:style-name="T12">) </text:span><text:span text:style-name="T11">REFERENCES </text:span><text:span text:style-name="T12">students(</text:span><text:span text:style-name="T13">id</text:span><text:span text:style-name="T12">));</text:span></text:p>
      <text:p text:style-name="P3"/>
      <text:p text:style-name="P2"><text:span text:style-name="T10">SELECT </text:span><text:span text:style-name="T19">* </text:span><text:span text:style-name="T10">FROM </text:span>courses <text:span text:style-name="T10">WHERE </text:span><text:span text:style-name="T14">id </text:span>= <text:span text:style-name="T15">1</text:span>;</text:p>
      <text:p text:style-name="P3"/>
      <text:p text:style-name="P2"><text:span text:style-name="T10">INSERT INTO </text:span>projects_assignments (<text:span text:style-name="T14">project_id</text:span>, <text:span text:style-name="T14">student_id</text:span>) <text:span text:style-name="T10">VALUES</text:span></text:p>
      <text:p text:style-name="P1"><text:span text:style-name="T9"><text:s text:c="2"/></text:span><text:span text:style-name="T12">(</text:span><text:span text:style-name="T16">1</text:span><text:span text:style-name="T12">, </text:span><text:span text:style-name="T16">1</text:span><text:span text:style-name="T12">),</text:span></text:p>
      <text:p text:style-name="P1"><text:s text:c="2"/><text:span text:style-name="T12">(</text:span><text:span text:style-name="T16">1</text:span><text:span text:style-name="T12">, </text:span><text:span text:style-name="T16">2</text:span><text:span text:style-name="T12">),</text:span></text:p>
      <text:p text:style-name="P1"><text:s text:c="2"/><text:span text:style-name="T12">(</text:span><text:span text:style-name="T16">2</text:span><text:span text:style-name="T12">, </text:span><text:span text:style-name="T16">3</text:span><text:span text:style-name="T12">);</text:span><text:span text:style-name="T11"><text:line-break/></text:span></text:p>
      <text:p text:style-name="P13"><text:span text:style-name="T10">SELECT </text:span><text:span text:style-name="T19">* </text:span><text:span text:style-name="T10">FROM </text:span>projects_assignments;</text:p>
      <text:p text:style-name="P14"><text:span text:style-name="T8">Polskie znaki</text:span><text:line-break/>ALTER TABLE students<text:line-break/>CONVERT TO CHARACTER SET utf8mb4<text:line-break/> <text:s/>COLLATE utf8mb4_unicode_ci;</text:p>
      <text:p text:style-name="P13"><text:span text:style-name="T7">Przypadek jak dodać wartość domyślną nie podając nazw kolumn</text:span><text:line-break/>ALTER TABLE courses<text:line-break/> MODIFY price SMALLINT DEFAULT 5000 NOT NULL;<text:line-break/>INSERT INTO courses VALUES (NULL, 'Java Script', DEFAULT, 0, 20);<text:line-break/>SELECT * FROM courses;</text:p>
      <text:p text:style-name="P5">Instalacja MySQL-Workbench</text:p>
      <text:p text:style-name="P4">sudo apt-get install mysql-workbench</text:p>
      <text:p text:style-name="P4"/>
      <text:p text:style-name="P5"><text:span text:style-name="T21">Przykladowe k</text:span>omendy URL do metod CRUD z zajec o Hibernate</text:p>
      <text:p text:style-name="P8">http://localhost:8080/hibernate-demo/student?action=add&amp;name=Tomasz</text:p>
      <text:p text:style-name="P8">http://localhost:8080/hibernate-demo/student?action=update&amp;id=14&amp;name=Agnieszka</text:p>
      <text:p text:style-name="P11"><text:span text:style-name="T5">http://localhost:8080/hibernate-demo/student?action=delete&amp;id=1<text:line-break/><text:line-break/></text:span><text:span text:style-name="T4">utf8 support w dockerze z mysql:</text:span></text:p>
      <text:p text:style-name="P8">docker-compose.yml dla obrazu mysql dodajemy customowe wywolanie komendy:</text:p>
      <text:p text:style-name="P11"><text:span text:style-name="T6">1. </text:span><text:span text:style-name="T5">command: mysqld --character-set-server=utf8 --collation-server=utf8_unicode_ci –init-<text:tab/>connect='SET NAMES UTF8;' --innodb-flush-log-at-trx-commit=0</text:span></text:p>
      <text:p text:style-name="P8">2. w pomach ustawiany UTF-8:</text:p>
      <text:p text:style-name="P8">&lt;properties&gt;</text:p>
      <text:p text:style-name="P8"><text:s text:c="7"/>&lt;project.build.sourceEncoding&gt;UTF-8&lt;/project.build.sourceEncoding&gt;</text:p>
      <text:p text:style-name="P11"><text:span text:style-name="T6">3. W</text:span><text:span text:style-name="T5"> adresie w data source dodac parametry przy konfiguracji polaczenia dla unicode:</text:span></text:p>
      <text:p text:style-name="P8"><text:s/>&lt;url&gt;jdbc:mysql://0.0.0.0:6603/test useLegacyDatetimeCode=false&amp;amp;serverTimezone=Europe/Warsaw &amp;amp;useUnicode=true&amp;amp;characterEncoding=UTF-8 &lt;/url&gt;</text:p>
      <text:p text:style-name="P8"/>
      <text:p text:style-name="P12"><text:span text:style-name="T2">P</text:span><text:span text:style-name="T1">elna komenda do uruchomienia dockera </text:span><text:span text:style-name="T3">z utf-8</text:span><text:span text:style-name="T1">:</text:span></text:p>
      <text:p text:style-name="P9">docker run --detach --name=test-db --env="MYSQL_ROOT_PASSWORD=pass123" --env="TZ=Europe/Warsaw" --publish 6603:3306 mysql mysqld --character-set-server=utf8 --collation-server=utf8_unicode_ci --init-connect='SET NAMES UTF8;' --innodb-flush-log-at-trx-commit=0</text:p>
      <text:p text:style-name="P9"/>
      <text:p text:style-name="P6">Start kontenera jesli juz jest sciagniety</text:p>
      <text:p text:style-name="P10">docker container start test-db</text:p>
      <text:p text:style-name="P10"/>
      <text:p text:style-name="P19">Usuniecie wiszacych obrazow</text:p>
      <text:p text:style-name="P17"><text:span text:style-name="Source_20_Text"><text:span text:style-name="T24">docker rmi $(docker images -f "dangling=true" -q)</text:span></text:span></text:p>
      <text:p text:style-name="P17"/>
      <text:p text:style-name="P20"><text:soft-page-break/>Wejscie do kontenera</text:p>
      <text:p text:style-name="P18">docker exec -it &lt;mycontainer&gt; bash</text:p>
      <text:p text:style-name="P10"/>
      <text:p text:style-name="P10"/>
      <text:p text:style-name="P10"/>
      <text:p text:style-name="P7">Stworzenie pustej bazy</text:p>
      <text:p text:style-name="P10">docker exec -it test-db bash</text:p>
      <text:p text:style-name="P10">mysql -u root -p</text:p>
      <text:p text:style-name="P10">create database tes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Source Code Pro" svg:font-family="'Source Code Pro'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6-20T22:39:00Z</meta:creation-date>
    <dc:date>2018-12-04T20:13:48.100303236</dc:date>
    <meta:editing-cycles>92</meta:editing-cycles>
    <meta:editing-duration>PT6H51M16S</meta:editing-duration>
    <meta:document-statistic meta:table-count="0" meta:image-count="0" meta:object-count="0" meta:page-count="3" meta:paragraph-count="95" meta:word-count="503" meta:character-count="4090" meta:non-whitespace-character-count="3612"/>
    <meta:template xlink:type="simple" xlink:actuate="onRequest" xlink:title="" xlink:href="Normal.dotm"/>
  </office:meta>
</office:document-meta>
</file>